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25-09-08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02728" calcext:value-type="float">
            <text:p>58.40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25-05-21 1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0496" calcext:value-type="float">
            <text:p>58.07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25-03-12 1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52208" calcext:value-type="float">
            <text:p>58.05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24-12-11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9952" calcext:value-type="float">
            <text:p>58.2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24-09-20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02856" calcext:value-type="float">
            <text:p>57.9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24-05-15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95008" calcext:value-type="float">
            <text:p>57.59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24-01-29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57136" calcext:value-type="float">
            <text:p>57.8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23-10-25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68032" calcext:value-type="float">
            <text:p>58.16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23-09-06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45528" calcext:value-type="float">
            <text:p>57.9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23-04-20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73088" calcext:value-type="float">
            <text:p>57.4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23-01-17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35216" calcext:value-type="float">
            <text:p>57.7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22-10-19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9536" calcext:value-type="float">
            <text:p>58.0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22-07-19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92544" calcext:value-type="float">
            <text:p>57.6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22-04-04 22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52336" calcext:value-type="float">
            <text:p>57.5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22-01-19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38264" calcext:value-type="float">
            <text:p>57.7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21-10-06 11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9224" calcext:value-type="float">
            <text:p>57.79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21-07-12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77304" calcext:value-type="float">
            <text:p>57.67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21-04-05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07784" calcext:value-type="float">
            <text:p>57.70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21-01-15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16928" calcext:value-type="float">
            <text:p>57.7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6384" calcext:value-type="float">
            <text:p>57.93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57136" calcext:value-type="float">
            <text:p>57.8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8152" calcext:value-type="float">
            <text:p>57.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22896" calcext:value-type="float">
            <text:p>58.2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08824" calcext:value-type="float">
            <text:p>58.40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2416" calcext:value-type="float">
            <text:p>58.1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0704" calcext:value-type="float">
            <text:p>58.21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8888" calcext:value-type="float">
            <text:p>58.15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064" calcext:value-type="float">
            <text:p>58.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108" calcext:value-type="float">
            <text:p>58.1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2" calcext:value-type="float">
            <text:p>57.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488" calcext:value-type="float">
            <text:p>58.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44" calcext:value-type="float">
            <text:p>58.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54088" calcext:value-type="float">
            <text:p>57.8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78472" calcext:value-type="float">
            <text:p>57.8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3752" calcext:value-type="float">
            <text:p>58.2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9952" calcext:value-type="float">
            <text:p>58.2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6216" calcext:value-type="float">
            <text:p>58.1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3168" calcext:value-type="float">
            <text:p>58.1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96048" calcext:value-type="float">
            <text:p>58.2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91704" calcext:value-type="float">
            <text:p>58.59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6864" calcext:value-type="float">
            <text:p>57.9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53275" calcext:value-type="float">
            <text:p>57.953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83480516129" calcext:value-type="float">
            <text:p>57.98348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19768" calcext:value-type="float">
            <text:p>58.081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82113548387" calcext:value-type="float">
            <text:p>58.12821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628465714286" calcext:value-type="float">
            <text:p>58.262846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15424516129" calcext:value-type="float">
            <text:p>58.33154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569037419355" calcext:value-type="float">
            <text:p>58.45690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097128" calcext:value-type="float">
            <text:p>58.50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953872" calcext:value-type="float">
            <text:p>58.49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578968" calcext:value-type="float">
            <text:p>58.45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63370322581" calcext:value-type="float">
            <text:p>58.396337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38009032258" calcext:value-type="float">
            <text:p>58.383800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47576" calcext:value-type="float">
            <text:p>58.33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38327741936" calcext:value-type="float">
            <text:p>58.343832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0376" calcext:value-type="float">
            <text:p>58.3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9304" calcext:value-type="float">
            <text:p>58.43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087663157895" calcext:value-type="float">
            <text:p>58.50876631578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23865806452" calcext:value-type="float">
            <text:p>58.52238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47463225806" calcext:value-type="float">
            <text:p>58.524746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107032" calcext:value-type="float">
            <text:p>58.610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08615483871" calcext:value-type="float">
            <text:p>58.6086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740256" calcext:value-type="float">
            <text:p>58.57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39829677419" calcext:value-type="float">
            <text:p>58.46398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18952258065" calcext:value-type="float">
            <text:p>58.351895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6506" calcext:value-type="float">
            <text:p>58.265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0767483871" calcext:value-type="float">
            <text:p>58.30076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87298571429" calcext:value-type="float">
            <text:p>58.308729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54521290323" calcext:value-type="float">
            <text:p>58.39545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594425714286" calcext:value-type="float">
            <text:p>58.459442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73416" calcext:value-type="float">
            <text:p>58.57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439073548387" calcext:value-type="float">
            <text:p>58.74390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151224" calcext:value-type="float">
            <text:p>58.815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94396" calcext:value-type="float">
            <text:p>58.794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931768" calcext:value-type="float">
            <text:p>58.793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901249032258" calcext:value-type="float">
            <text:p>58.69012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56312258065" calcext:value-type="float">
            <text:p>58.525631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11584" calcext:value-type="float">
            <text:p>58.34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409873548387" calcext:value-type="float">
            <text:p>58.24098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353928" calcext:value-type="float">
            <text:p>58.23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86332903226" calcext:value-type="float">
            <text:p>58.30863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446642758621" calcext:value-type="float">
            <text:p>58.444664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698763870968" calcext:value-type="float">
            <text:p>58.56987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135256774194" calcext:value-type="float">
            <text:p>58.71352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53332" calcext:value-type="float">
            <text:p>58.825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198123870968" calcext:value-type="float">
            <text:p>58.81981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931008" calcext:value-type="float">
            <text:p>58.69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44513548387" calcext:value-type="float">
            <text:p>58.52445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177281290323" calcext:value-type="float">
            <text:p>58.31772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7336" calcext:value-type="float">
            <text:p>58.18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6736516129" calcext:value-type="float">
            <text:p>58.12673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49256" calcext:value-type="float">
            <text:p>58.15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18260645161" calcext:value-type="float">
            <text:p>58.19182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58621538462" calcext:value-type="float">
            <text:p>58.215862153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11677241379" calcext:value-type="float">
            <text:p>58.321167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84190967742" calcext:value-type="float">
            <text:p>58.438419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701356923077" calcext:value-type="float">
            <text:p>58.47013569230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35029677419" calcext:value-type="float">
            <text:p>58.43350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60784" calcext:value-type="float">
            <text:p>58.336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290903225806" calcext:value-type="float">
            <text:p>58.22909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79163870968" calcext:value-type="float">
            <text:p>58.12791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462392" calcext:value-type="float">
            <text:p>57.946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760630967742" calcext:value-type="float">
            <text:p>57.87606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854824" calcext:value-type="float">
            <text:p>57.88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093452903226" calcext:value-type="float">
            <text:p>57.90934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400851428571" calcext:value-type="float">
            <text:p>57.940085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848078709677" calcext:value-type="float">
            <text:p>57.98480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38216774194" calcext:value-type="float">
            <text:p>58.03382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002648" calcext:value-type="float">
            <text:p>58.100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54699354839" calcext:value-type="float">
            <text:p>58.09546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643488" calcext:value-type="float">
            <text:p>58.26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277138064516" calcext:value-type="float">
            <text:p>58.22771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376503225807" calcext:value-type="float">
            <text:p>58.13765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72728" calcext:value-type="float">
            <text:p>58.03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21790967742" calcext:value-type="float">
            <text:p>58.042179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2886" calcext:value-type="float">
            <text:p>58.142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318433548387" calcext:value-type="float">
            <text:p>58.231843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06497142857" calcext:value-type="float">
            <text:p>58.320649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97588" calcext:value-type="float">
            <text:p>58.369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491303225806" calcext:value-type="float">
            <text:p>58.54913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601568" calcext:value-type="float">
            <text:p>58.76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642541935484" calcext:value-type="float">
            <text:p>58.8642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42148" calcext:value-type="float">
            <text:p>58.84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65850322581" calcext:value-type="float">
            <text:p>58.85658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657841290323" calcext:value-type="float">
            <text:p>58.765784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486" calcext:value-type="float">
            <text:p>58.6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572910967742" calcext:value-type="float">
            <text:p>58.557291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67574" calcext:value-type="float">
            <text:p>58.567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982856774194" calcext:value-type="float">
            <text:p>58.69828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415348965517" calcext:value-type="float">
            <text:p>58.841534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5594" calcext:value-type="float">
            <text:p>58.95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870296" calcext:value-type="float">
            <text:p>58.98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430112" calcext:value-type="float">
            <text:p>59.04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845027096774" calcext:value-type="float">
            <text:p>58.98450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05528" calcext:value-type="float">
            <text:p>58.88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587540645161" calcext:value-type="float">
            <text:p>58.75875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549254193548" calcext:value-type="float">
            <text:p>58.65492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589124" calcext:value-type="float">
            <text:p>58.6589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290672" calcext:value-type="float">
            <text:p>58.72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578691612903" calcext:value-type="float">
            <text:p>58.75786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603237142857" calcext:value-type="float">
            <text:p>58.760323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390836129032" calcext:value-type="float">
            <text:p>58.83908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86409032258" calcext:value-type="float">
            <text:p>59.008640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529172" calcext:value-type="float">
            <text:p>59.0529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236291612903" calcext:value-type="float">
            <text:p>59.12362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5881" calcext:value-type="float">
            <text:p>59.058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026983225806" calcext:value-type="float">
            <text:p>58.902698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355244444444" calcext:value-type="float">
            <text:p>58.735524444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166135172414" calcext:value-type="float">
            <text:p>58.616613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91708387097" calcext:value-type="float">
            <text:p>58.529170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536548" calcext:value-type="float">
            <text:p>58.55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878247272727" calcext:value-type="float">
            <text:p>58.587824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636041428571" calcext:value-type="float">
            <text:p>58.663604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012294193548" calcext:value-type="float">
            <text:p>58.80122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705468387097" calcext:value-type="float">
            <text:p>58.87054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69624347826" calcext:value-type="float">
            <text:p>58.8869624347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064864" calcext:value-type="float">
            <text:p>58.80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968" calcext:value-type="float">
            <text:p>58.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41184" calcext:value-type="float">
            <text:p>58.24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00976" calcext:value-type="float">
            <text:p>58.1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2416" calcext:value-type="float">
            <text:p>58.1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99096" calcext:value-type="float">
            <text:p>58.29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0056" calcext:value-type="float">
            <text:p>58.36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02272" calcext:value-type="float">
            <text:p>57.8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51624" calcext:value-type="float">
            <text:p>57.95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0808" calcext:value-type="float">
            <text:p>58.2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0912" calcext:value-type="float">
            <text:p>58.35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0496" calcext:value-type="float">
            <text:p>58.07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2688" calcext:value-type="float">
            <text:p>58.0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64984" calcext:value-type="float">
            <text:p>58.1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72376" calcext:value-type="float">
            <text:p>57.87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29832" calcext:value-type="float">
            <text:p>57.3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738" calcext:value-type="float">
            <text:p>57.0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38392" calcext:value-type="float">
            <text:p>57.23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11544" calcext:value-type="float">
            <text:p>57.3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6712" calcext:value-type="float">
            <text:p>56.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42736" calcext:value-type="float">
            <text:p>56.94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77432" calcext:value-type="float">
            <text:p>57.17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17056" calcext:value-type="float">
            <text:p>57.2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2112" calcext:value-type="float">
            <text:p>56.5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9232" calcext:value-type="float">
            <text:p>56.3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8416" calcext:value-type="float">
            <text:p>56.66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83656" calcext:value-type="float">
            <text:p>56.68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9296" calcext:value-type="float">
            <text:p>56.0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67376" calcext:value-type="float">
            <text:p>55.9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25288" calcext:value-type="float">
            <text:p>56.0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608" calcext:value-type="float">
            <text:p>56.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22696" calcext:value-type="float">
            <text:p>56.62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2552" calcext:value-type="float">
            <text:p>56.2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5144" calcext:value-type="float">
            <text:p>55.6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45456" calcext:value-type="float">
            <text:p>55.8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3432" calcext:value-type="float">
            <text:p>55.6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29176" calcext:value-type="float">
            <text:p>55.1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06672" calcext:value-type="float">
            <text:p>54.90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25544" calcext:value-type="float">
            <text:p>55.0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46296" calcext:value-type="float">
            <text:p>54.94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42664" calcext:value-type="float">
            <text:p>54.84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54856" calcext:value-type="float">
            <text:p>54.85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24376" calcext:value-type="float">
            <text:p>54.82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7592" calcext:value-type="float">
            <text:p>54.64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9704" calcext:value-type="float">
            <text:p>54.0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00248" calcext:value-type="float">
            <text:p>53.8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6928" calcext:value-type="float">
            <text:p>53.9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36824" calcext:value-type="float">
            <text:p>53.8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7716" calcext:value-type="float">
            <text:p>53.4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57704" calcext:value-type="float">
            <text:p>53.2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3048" calcext:value-type="float">
            <text:p>53.3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2476" calcext:value-type="float">
            <text:p>53.3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21256" calcext:value-type="float">
            <text:p>52.7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49984" calcext:value-type="float">
            <text:p>52.4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89608" calcext:value-type="float">
            <text:p>52.4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31696" calcext:value-type="float">
            <text:p>52.4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76832" calcext:value-type="float">
            <text:p>52.3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88948" calcext:value-type="float">
            <text:p>52.2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08811" calcext:value-type="float">
            <text:p>52.208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44168" calcext:value-type="float">
            <text:p>52.1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68552" calcext:value-type="float">
            <text:p>52.1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342982857143" calcext:value-type="float">
            <text:p>52.134298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068662857143" calcext:value-type="float">
            <text:p>52.106866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79728" calcext:value-type="float">
            <text:p>52.17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05585" calcext:value-type="float">
            <text:p>52.3055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454811428571" calcext:value-type="float">
            <text:p>52.345481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7632" calcext:value-type="float">
            <text:p>52.4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30375" calcext:value-type="float">
            <text:p>52.530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782868571429" calcext:value-type="float">
            <text:p>52.478286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80896" calcext:value-type="float">
            <text:p>52.38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32433" calcext:value-type="float">
            <text:p>52.2324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877074285714" calcext:value-type="float">
            <text:p>52.087707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08964" calcext:value-type="float">
            <text:p>51.908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15441" calcext:value-type="float">
            <text:p>51.9154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8364" calcext:value-type="float">
            <text:p>51.9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065" calcext:value-type="float">
            <text:p>52.0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657874285714" calcext:value-type="float">
            <text:p>51.965787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85672" calcext:value-type="float">
            <text:p>51.9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39952" calcext:value-type="float">
            <text:p>51.9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31062" calcext:value-type="float">
            <text:p>51.931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83996" calcext:value-type="float">
            <text:p>51.78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82828" calcext:value-type="float">
            <text:p>51.582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112256" calcext:value-type="float">
            <text:p>51.411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23672" calcext:value-type="float">
            <text:p>51.2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333965714286" calcext:value-type="float">
            <text:p>51.233396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49453" calcext:value-type="float">
            <text:p>51.2494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96316" calcext:value-type="float">
            <text:p>51.29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93776" calcext:value-type="float">
            <text:p>51.2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86232" calcext:value-type="float">
            <text:p>51.3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719146666667" calcext:value-type="float">
            <text:p>51.471914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26059" calcext:value-type="float">
            <text:p>51.5260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8058" calcext:value-type="float">
            <text:p>51.518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41858" calcext:value-type="float">
            <text:p>51.441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76504" calcext:value-type="float">
            <text:p>51.2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98424" calcext:value-type="float">
            <text:p>51.3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5776" calcext:value-type="float">
            <text:p>50.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86944" calcext:value-type="float">
            <text:p>50.9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08992" calcext:value-type="float">
            <text:p>50.6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08992" calcext:value-type="float">
            <text:p>50.6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14504" calcext:value-type="float">
            <text:p>50.5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77472" calcext:value-type="float">
            <text:p>49.8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42064" calcext:value-type="float">
            <text:p>50.0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01272" calcext:value-type="float">
            <text:p>49.8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59312" calcext:value-type="float">
            <text:p>49.3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97768" calcext:value-type="float">
            <text:p>49.1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42" calcext:value-type="float">
            <text:p>48.8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4952" calcext:value-type="float">
            <text:p>48.7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86416" calcext:value-type="float">
            <text:p>48.2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28304" calcext:value-type="float">
            <text:p>46.6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198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7136" calcext:value-type="float">
            <text:p>46.4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198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6072" calcext:value-type="float">
            <text:p>46.2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198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3816" calcext:value-type="float">
            <text:p>46.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197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11896" calcext:value-type="float">
            <text:p>46.4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197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768" calcext:value-type="float">
            <text:p>46.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197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4408" calcext:value-type="float">
            <text:p>45.1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197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67016" calcext:value-type="float">
            <text:p>45.4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197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3696" calcext:value-type="float">
            <text:p>45.5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197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9336" calcext:value-type="float">
            <text:p>44.9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197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18" calcext:value-type="float">
            <text:p>44.8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197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3784" calcext:value-type="float">
            <text:p>44.7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197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48856" calcext:value-type="float">
            <text:p>44.9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197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96812" calcext:value-type="float">
            <text:p>44.596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197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67984" calcext:value-type="float">
            <text:p>44.0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197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3496" calcext:value-type="float">
            <text:p>43.9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197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79008" calcext:value-type="float">
            <text:p>43.8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197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85232" calcext:value-type="float">
            <text:p>43.3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197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5088" calcext:value-type="float">
            <text:p>42.9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197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60976" calcext:value-type="float">
            <text:p>42.8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197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01896" calcext:value-type="float">
            <text:p>42.6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197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72" calcext:value-type="float">
            <text:p>42.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197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7912" calcext:value-type="float">
            <text:p>41.9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197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5344" calcext:value-type="float">
            <text:p>41.9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197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762" calcext:value-type="float">
            <text:p>41.91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197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116" calcext:value-type="float">
            <text:p>39.7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197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9304" calcext:value-type="float">
            <text:p>39.3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197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3816" calcext:value-type="float">
            <text:p>38.9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197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04176" calcext:value-type="float">
            <text:p>38.8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197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66" calcext:value-type="float">
            <text:p>38.8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197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5424" calcext:value-type="float">
            <text:p>38.8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197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9488" calcext:value-type="float">
            <text:p>38.8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197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1896" calcext:value-type="float">
            <text:p>38.7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197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1876" calcext:value-type="float">
            <text:p>38.6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197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89376" calcext:value-type="float">
            <text:p>38.4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197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7988" calcext:value-type="float">
            <text:p>38.25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197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238" calcext:value-type="float">
            <text:p>38.092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197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9576" calcext:value-type="float">
            <text:p>38.0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197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4336" calcext:value-type="float">
            <text:p>37.9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197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2596" calcext:value-type="float">
            <text:p>38.042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197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65" calcext:value-type="float">
            <text:p>38.03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196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7196" calcext:value-type="float">
            <text:p>38.01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196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3612" calcext:value-type="float">
            <text:p>38.043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196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586" calcext:value-type="float">
            <text:p>37.99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196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6216" calcext:value-type="float">
            <text:p>37.7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196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676" calcext:value-type="float">
            <text:p>37.5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196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324" calcext:value-type="float">
            <text:p>37.35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196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4424" calcext:value-type="float">
            <text:p>37.1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196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752" calcext:value-type="float">
            <text:p>37.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196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5392" calcext:value-type="float">
            <text:p>37.04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196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9256" calcext:value-type="float">
            <text:p>36.71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196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8672" calcext:value-type="float">
            <text:p>36.61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196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028" calcext:value-type="float">
            <text:p>36.53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196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3768" calcext:value-type="float">
            <text:p>36.24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196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3288" calcext:value-type="float">
            <text:p>36.21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196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5" calcext:value-type="float">
            <text:p>36.1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196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452" calcext:value-type="float">
            <text:p>36.1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196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7192" calcext:value-type="float">
            <text:p>36.20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196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7088" calcext:value-type="float">
            <text:p>36.13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196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0032" calcext:value-type="float">
            <text:p>36.07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196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8336" calcext:value-type="float">
            <text:p>40.7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41092390501</text:p>
          </table:table-cell>
          <table:table-cell office:value-type="string" calcext:value-type="string">
            <text:p>195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2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98" meta:object-count="0"/>
    <meta:user-defined meta:name="AppVersion">3.0</meta:user-defined>
  </office:meta>
</office:document-meta>
</file>